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c90d6" officeooo:paragraph-rsid="000c90d6" style:font-weight-asian="bold" style:font-weight-complex="bold"/>
    </style:style>
    <style:style style:name="P2" style:family="paragraph" style:parent-style-name="Standard">
      <style:paragraph-properties fo:text-align="justify" style:justify-single-word="false"/>
      <style:text-properties style:text-underline-style="none" fo:font-weight="normal" officeooo:rsid="000de840" officeooo:paragraph-rsid="000f984c"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0de840" officeooo:paragraph-rsid="0015e8bd"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0c90d6" officeooo:paragraph-rsid="000c90d6" style:font-weight-asian="normal" style:font-weight-complex="normal"/>
    </style:style>
    <style:style style:name="P6" style:family="paragraph" style:parent-style-name="Standard">
      <style:paragraph-properties fo:text-align="center" style:justify-single-word="false"/>
      <style:text-properties style:text-underline-style="none" fo:font-weight="normal" officeooo:rsid="0015376c" officeooo:paragraph-rsid="0015376c"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5376c" officeooo:paragraph-rsid="0015376c"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1e437" officeooo:paragraph-rsid="0011e437"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304b6" officeooo:paragraph-rsid="001304b6"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304b6" officeooo:paragraph-rsid="001e27f0"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304b6" officeooo:paragraph-rsid="001c8f69"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e27f0" officeooo:paragraph-rsid="001e27f0"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5e8bd" officeooo:paragraph-rsid="0015e8bd" style:font-weight-asian="normal" style:font-weight-complex="normal"/>
    </style:style>
    <style:style style:name="P14" style:family="paragraph" style:parent-style-name="Standard">
      <style:paragraph-properties fo:text-align="justify" style:justify-single-word="false"/>
      <style:text-properties style:text-underline-style="none" fo:font-weight="bold" officeooo:rsid="0015376c" officeooo:paragraph-rsid="0015376c" style:font-weight-asian="bold" style:font-weight-complex="bold"/>
    </style:style>
    <style:style style:name="P15" style:family="paragraph" style:parent-style-name="Standard">
      <style:paragraph-properties fo:text-align="justify" style:justify-single-word="false"/>
      <style:text-properties style:text-underline-style="none" fo:font-weight="bold" officeooo:rsid="000de840" officeooo:paragraph-rsid="000de840" style:font-weight-asian="bold" style:font-weight-complex="bold"/>
    </style:style>
    <style:style style:name="P16" style:family="paragraph" style:parent-style-name="Standard">
      <style:paragraph-properties fo:text-align="justify" style:justify-single-word="false"/>
      <style:text-properties style:text-underline-style="none" fo:font-weight="bold" officeooo:rsid="0015e8bd" officeooo:paragraph-rsid="0015e8bd" style:font-weight-asian="bold" style:font-weight-complex="bold"/>
    </style:style>
    <style:style style:name="P17" style:family="paragraph" style:parent-style-name="Standard">
      <style:paragraph-properties fo:text-align="justify" style:justify-single-word="false"/>
      <style:text-properties fo:font-style="italic" style:text-underline-style="none" fo:font-weight="normal" officeooo:rsid="0015e8bd" officeooo:paragraph-rsid="0015e8bd"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font-style="italic" style:text-underline-style="none" fo:font-weight="normal" officeooo:rsid="00169e1c" officeooo:paragraph-rsid="00169e1c"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style:text-underline-style="none" fo:font-weight="bold" officeooo:rsid="0015e8bd" officeooo:paragraph-rsid="0015e8bd"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fo:font-style="normal" style:text-underline-style="none" fo:font-weight="normal" officeooo:rsid="00169e1c" officeooo:paragraph-rsid="00169e1c"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style:text-underline-style="none" fo:font-weight="normal" officeooo:rsid="00169e1c" officeooo:paragraph-rsid="001bd30a"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normal" officeooo:rsid="001ee8c5" officeooo:paragraph-rsid="001ee8c5"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style:text-underline-style="none" fo:font-weight="normal" officeooo:rsid="001f37ac" officeooo:paragraph-rsid="001f37ac"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style:text-underline-style="none" fo:font-weight="bold" officeooo:rsid="0015e8bd" officeooo:paragraph-rsid="0015e8bd"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1c8f69" officeooo:paragraph-rsid="001c8f69"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169e1c" officeooo:paragraph-rsid="0015e8bd"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officeooo:paragraph-rsid="001bd30a"/>
    </style:style>
    <style:style style:name="P29" style:family="paragraph" style:parent-style-name="Standard">
      <style:paragraph-properties fo:text-align="justify" style:justify-single-word="false"/>
      <style:text-properties officeooo:rsid="001bd30a" officeooo:paragraph-rsid="001bd30a"/>
    </style:style>
    <style:style style:name="P30" style:family="paragraph" style:parent-style-name="Standard">
      <style:paragraph-properties fo:text-align="justify" style:justify-single-word="false"/>
      <style:text-properties officeooo:rsid="001ee8c5" officeooo:paragraph-rsid="001ee8c5"/>
    </style:style>
    <style:style style:name="P31" style:family="paragraph" style:parent-style-name="Standard" style:list-style-name="L1">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32" style:family="paragraph" style:parent-style-name="Standard" style:list-style-name="L2">
      <style:paragraph-properties fo:text-align="justify" style:justify-single-word="false"/>
      <style:text-properties fo:font-style="italic" style:text-underline-style="none" fo:font-weight="normal" officeooo:rsid="00169e1c" officeooo:paragraph-rsid="00169e1c" style:font-style-asian="italic" style:font-weight-asian="normal" style:font-style-complex="italic" style:font-weight-complex="normal"/>
    </style:style>
    <style:style style:name="P33" style:family="paragraph" style:parent-style-name="Standard" style:list-style-name="L2">
      <style:paragraph-properties fo:text-align="justify" style:justify-single-word="false"/>
      <style:text-properties fo:font-style="italic" style:text-underline-style="none" fo:font-weight="normal" officeooo:rsid="0017b9ff" officeooo:paragraph-rsid="0017b9ff"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fo:font-style="italic" style:text-underline-style="none" fo:font-weight="bold" officeooo:rsid="0015e8bd" officeooo:paragraph-rsid="0015e8bd" style:font-style-asian="italic" style:font-weight-asian="bold" style:font-style-complex="italic" style:font-weight-complex="bold"/>
    </style:style>
    <style:style style:name="P35" style:family="paragraph" style:parent-style-name="Standard">
      <style:paragraph-properties fo:text-align="justify" style:justify-single-word="false"/>
      <style:text-properties fo:font-style="italic" style:text-underline-style="none" fo:font-weight="bold" officeooo:rsid="0020d039" officeooo:paragraph-rsid="0020d039" style:font-style-asian="italic" style:font-weight-asian="bold" style:font-style-complex="italic" style:font-weight-complex="bold"/>
    </style:style>
    <style:style style:name="P36" style:family="paragraph" style:parent-style-name="Standard" style:list-style-name="L3">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20d039" officeooo:paragraph-rsid="0020d039"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0f984c"/>
    </style:style>
    <style:style style:name="T3" style:family="text">
      <style:text-properties officeooo:rsid="0015376c"/>
    </style:style>
    <style:style style:name="T4" style:family="text">
      <style:text-properties officeooo:rsid="0015e8b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69e1c"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1bd30a" style:font-style-asian="normal" style:font-weight-asian="normal" style:font-style-complex="normal" style:font-weight-complex="normal"/>
    </style:style>
    <style:style style:name="T9" style:family="text">
      <style:text-properties fo:font-style="normal" style:text-underline-style="none" fo:font-weight="normal" officeooo:rsid="0011eec9"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169e1c" style:font-style-asian="normal" style:font-style-complex="normal"/>
    </style:style>
    <style:style style:name="T12" style:family="text">
      <style:text-properties officeooo:rsid="00183ea0"/>
    </style:style>
    <style:style style:name="T13" style:family="text">
      <style:text-properties officeooo:rsid="001bd3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 <text:span text:style-name="T3">uPd8</text:span></text:p>
      <text:p text:style-name="P6">By Liam Wardle and Jack Williams</text:p>
      <text:p text:style-name="P1"/>
      <text:p text:style-name="P14">What is uPd8?</text:p>
      <text:p text:style-name="P14"/>
      <text:p text:style-name="P7">People use the internet to keep up to date with a variety of things: development news of a game they are interested in, tour dates of their favourite bands, new pages of an online comic or story... the list goes on. Keeping up with so many projects can be difficult, especially those with sporadic update schedules.</text:p>
      <text:p text:style-name="P7"/>
      <text:p text:style-name="P7">Currently, there aren't many great ways to follow projects/creators in this way. RSS was, for a while, touted as the best way to keep up with updates on a site. However, it proved to be too obtuse for the average user. Twitter is another possible alternative, but with people tweeting every few minutes it's easy for important updates to lost amongst the general noise.</text:p>
      <text:p text:style-name="P7"/>
      <text:p text:style-name="P7">We want uPd8 to fill this niche by being a simple way for people to follow creators and be alerted to big updates regarding their projects. Creators will be able to post links to their work and users will be able to subscribe to have these posts (or uPd8s) sent to their homepage. Creators will be limited in the amount of uPd8s they can post in a given time period, which will help reduce noise and ensure only important news is posted.</text:p>
      <text:p text:style-name="P7"/>
      <text:p text:style-name="P7">Please note that due to the nature of this project, the client side of the website will not have much functionality until the server side is implemented. It is possible that the server side is where we will show most of our work.</text:p>
      <text:p text:style-name="P5"/>
      <text:p text:style-name="P15">Page width</text:p>
      <text:p text:style-name="P15"/>
      <text:p text:style-name="P13">The first thing we decided on is how we wanted to display the page. Naturally, we wanted a fluid design which would adapt to many display sizes. We would still need to set a reasonable limit on how narrow we would allow the page to go.</text:p>
      <text:p text:style-name="P4"/>
      <text:p text:style-name="P4"><text:span text:style-name="T4">If we were to make the site available to the public, there are analytical tools (such as Google analytics) which could be used to measure what screen sizes a user is using. For now, w</text:span>e <text:span text:style-name="T2">will <text:s/>consider how a user might use the site. We should aim to accommodate the following:</text:span></text:p>
      <text:p text:style-name="P2"/>
      <text:list xml:id="list4213061508696297829" text:style-name="L1">
        <text:list-item>
          <text:p text:style-name="P31">Smallest expected PC resolution (800x600) – <text:span text:style-name="T1">800px</text:span></text:p>
        </text:list-item>
        <text:list-item>
          <text:p text:style-name="P31">Half the screen of a larger resolution (1280x720) –<text:span text:style-name="T1"> 640px</text:span></text:p>
        </text:list-item>
        <text:list-item>
          <text:p text:style-name="P31">Typical smartphone (720x1280) – <text:span text:style-name="T1">720px</text:span></text:p>
        </text:list-item>
      </text:list>
      <text:p text:style-name="P3"/>
      <text:p text:style-name="P3"><text:span text:style-name="T2">The mi</text:span>nimum of these is 640 pixels, so that seems like a good target. <text:span text:style-name="T4">Originally, this was not enough space for our navigation bar. We did not want to change the size of the font or buttons, so instead we chose to remove the 'Register' link from the navigation bar and instead added it to the login box in the corner. This freed let the navigation bar fit in our minimum width window, and was more in line with how most most modern sites are designed anyway.</text:span></text:p>
      <text:p text:style-name="P3"/>
      <text:p text:style-name="P16">General Design</text:p>
      <text:p text:style-name="P16"/>
      <text:list xml:id="list7840198455003034832" text:style-name="L2">
        <text:list-item>
          <text:p text:style-name="P32">Colour scheme</text:p>
        </text:list-item>
        <text:list-item>
          <text:p text:style-name="P32">Page layout</text:p>
        </text:list-item>
        <text:list-item>
          <text:p text:style-name="P32">Background (<text:span text:style-name="T12">with </text:span>gradient <text:span text:style-name="T12">and fallbacks</text:span>)</text:p>
        </text:list-item>
        <text:list-item>
          <text:p text:style-name="P32">Horizontal navigation bar</text:p>
        </text:list-item>
        <text:list-item>
          <text:p text:style-name="P33">Footer</text:p>
        </text:list-item>
      </text:list>
      <text:p text:style-name="P17"><text:soft-page-break/></text:p>
      <text:p text:style-name="P25">CSS</text:p>
      <text:p text:style-name="P19"/>
      <text:p text:style-name="P18">We can probably add more here regarding specifics.</text:p>
      <text:p text:style-name="P20"/>
      <text:p text:style-name="P19"><text:span text:style-name="T5">We used CSS to handle all of our style. Rather than have everything in one big CSS file, we chose to split it into several small modules. Whilst this meant adding a bit more HTML to each page </text:span><text:span text:style-name="T6">to link all these in, it made the CSS files much easier for us to read and work with. It also made it easier to add and remove modules, depending on what the page was using.</text:span></text:p>
      <text:p text:style-name="P19"/>
      <text:p text:style-name="P35"><text:span text:style-name="T11">F</text:span><text:span text:style-name="T10">onts</text:span></text:p>
      <text:p text:style-name="P35"/>
      <text:p text:style-name="P37">We have used the google font Indie Flower throughout the website, to add a stylish feel to the design, as well as converting font-sizes from fixed pixel sizes to view-points, as to change the font-size relative to the page width. We also ensured a font compatibility by providing a fall-back of the font 'serif'.</text:p>
      <text:p text:style-name="P19"/>
      <text:p text:style-name="P25">GIMP</text:p>
      <text:p text:style-name="P19"/>
      <text:p text:style-name="P23">GIMP was used to generate the Logo, which involved creating a variation on the UPDATE 'stamp', with its common colour theme of red and white. Extraction of the image involved using tools including the 'free select tool', the colour picker and airbrush to give the required effects. To prevent the image from having a background which would conflict with the website colours, separate layers were created.</text:p>
      <text:p text:style-name="P23"/>
      <text:p text:style-name="P30"><text:span text:style-name="T7">GIMP will also be utilised in the creation of a slogan, employing tools including the use of effects such as Gaussian blur, </text:span><text:span text:style-name="T9">altering the blur radius of horizontal and vertical axis, </text:span><text:span text:style-name="T7">as well as inverting layers to demonstrate shadow effects</text:span><text:span text:style-name="T9">.</text:span></text:p>
      <text:p text:style-name="P17"/>
      <text:p text:style-name="P27">Homepage Slideshow</text:p>
      <text:p text:style-name="P25"/>
      <text:p text:style-name="P20">We wanted the homepage to feature a prominent image slideshow, demonstrating some of the site's key features (as well as some our <text:span text:style-name="T13">JavaScript</text:span> skills). Using <text:span text:style-name="T13">JavaScript</text:span> to periodically change the target image location was relatively trivial. However, having the image just change was not very visually pleasing. We wanted to add a transition between each image, which took a bit more research.</text:p>
      <text:p text:style-name="P20"/>
      <text:p text:style-name="P21">Looking online, <text:span text:style-name="T13">most of the solutions we found involved buying proprietary code, which we obviously did not want to do. Other than that we found two main methods. Both of these use CSS to have the opacity of an image change smoothly over time:</text:span></text:p>
      <text:p text:style-name="P21"/>
      <text:list xml:id="list6784319468720347567" text:style-name="L3">
        <text:list-item>
          <text:p text:style-name="P36">The first was to place three images on top of each other and use JavaScript to change the opacity, so that only one image was visible at a time. The problem with this method is having three images stacked on top of each other meant using absolute position in CSS, which would make it difficult to keep the page design fluid.</text:p>
        </text:list-item>
        <text:list-item>
          <text:p text:style-name="P36">The other solution was to have only one image on the page. JavaScript would decrease the opacity of the current image, then change the target image location to the next image, and then increase the opacity again. This meant there was a small window of time during which the page was empty. However, it also meant being able to keep a fluid design.</text:p>
        </text:list-item>
      </text:list>
      <text:p text:style-name="P28"/>
      <text:p text:style-name="P29"><text:span text:style-name="T8">I</text:span><text:span text:style-name="T7">n the end we chose the second approach, as it meant we could keep a fluid design.</text:span></text:p>
      <text:p text:style-name="P17"/>
      <text:p text:style-name="P25"><text:soft-page-break/>Inkscape and SVG</text:p>
      <text:p text:style-name="P25"/>
      <text:p text:style-name="P22">The slideshow images are open source stock photos from pixabay.com. When choosing images we made sure that they were the same size, so there would be no issues using them together in a slideshow.</text:p>
      <text:p text:style-name="P22"/>
      <text:p text:style-name="P22">Using Inkscape, we converted these to SVG images and added text captions describing some of the features of the website. We chose to use SVG here so that when the image is resized (by users with smaller displays) the text would still be readable.</text:p>
      <text:p text:style-name="P22"/>
      <text:p text:style-name="P26">Registration Page</text:p>
      <text:p text:style-name="P26">Contact Page</text:p>
      <text:p text:style-name="P26">Login Box</text:p>
      <text:p text:style-name="P26">About Page</text:p>
      <text:p text:style-name="P26"/>
      <text:p text:style-name="P26">Clock</text:p>
      <text:p text:style-name="P26"/>
      <text:p text:style-name="P24">The clock was added to the site partly as an experiment for us to get used to using JavaScript. It does have some purpose though. Once the server side is more developed, and users are able to make their own posts, we will need some way of measuring the time between posts. This is to prevent users from posting too frequently and flooding people's uPd8 streams with junk. Therefore, it made sense to get used to working with time in JavaScript.</text:p>
      <text:p text:style-name="P26"/>
      <text:p text:style-name="P11">Browser compatibility</text:p>
      <text:p text:style-name="P9">Server side implementations</text:p>
      <text:p text:style-name="P9">Evaluation</text:p>
      <text:p text:style-name="P10">Conclusion: potential additional features</text:p>
      <text:p text:style-name="P12">Anything else you can think of?</text:p>
      <text:p text:style-name="P9"/>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2:35:34.740367076</meta:creation-date>
    <meta:editing-duration>PT1H15M50S</meta:editing-duration>
    <meta:editing-cycles>16</meta:editing-cycles>
    <meta:generator>LibreOffice/4.2.8.2$Linux_X86_64 LibreOffice_project/420m0$Build-2</meta:generator>
    <dc:date>2016-03-10T16:41:05.438892164</dc:date>
    <meta:document-statistic meta:table-count="0" meta:image-count="0" meta:object-count="0" meta:page-count="3" meta:paragraph-count="48" meta:word-count="1168" meta:character-count="6519" meta:non-whitespace-character-count="5405"/>
  </office:meta>
</office:document-meta>
</file>